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305000008959C94E94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ymbol" svg:font-family="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3.51cm"/>
        </style:tab-stops>
      </style:paragraph-properties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ff0000" style:font-name="Arial1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ff0000"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style:text-autospace="none"/>
      <style:text-properties fo:color="#ff0000"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 style:text-autospace="none">
        <style:tab-stops>
          <style:tab-stop style:position="3.51cm"/>
        </style:tab-stops>
      </style:paragraph-properties>
      <style:text-properties fo:color="#ff0000"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fo:color="#ff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ff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11" style:family="paragraph" style:parent-style-name="Standard">
      <style:paragraph-properties style:text-autospace="none"/>
      <style:text-properties fo:color="#ff0000" fo:font-size="10pt" style:font-size-asian="10pt" style:font-size-complex="10pt"/>
    </style:style>
    <style:style style:name="P12" style:family="paragraph" style:parent-style-name="Standard">
      <style:text-properties fo:color="#ff0000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Arial1" style:font-size-asian="10pt" style:font-name-complex="Arial1" style:font-size-complex="10pt"/>
    </style:style>
    <style:style style:name="P14" style:family="paragraph" style:parent-style-name="Standard">
      <style:paragraph-properties style:text-autospace="none"/>
      <style:text-properties style:use-window-font-color="true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break-before="page" style:text-autospace="none"/>
      <style:text-properties fo:color="#ff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start" style:justify-single-word="false"/>
      <style:text-properties fo:font-size="48pt" style:font-size-asian="48pt" style:font-size-complex="48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/>
    <style:style style:name="P25" style:family="paragraph" style:parent-style-name="Standard">
      <style:paragraph-properties fo:text-align="start" style:justify-single-word="false" style:text-autospace="none"/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P26" style:family="paragraph" style:parent-style-name="Standard" style:list-style-name="L7">
      <style:paragraph-properties fo:text-align="start" style:justify-single-word="false" style:text-autospace="none"/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P27" style:family="paragraph" style:parent-style-name="Standard" style:list-style-name="L12">
      <style:paragraph-properties fo:text-align="start" style:justify-single-word="false" style:text-autospace="none"/>
      <style:text-properties style:use-window-font-color="true" style:font-name="Arial1" fo:font-size="12pt" style:font-name-asian="Arial1" style:font-size-asian="12pt" style:font-name-complex="Symbol" style:font-size-complex="12pt"/>
    </style:style>
    <style:style style:name="P28" style:family="paragraph" style:parent-style-name="Standard" style:list-style-name="L6">
      <style:paragraph-properties style:text-autospace="none"/>
      <style:text-properties style:use-window-font-color="true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9" style:family="paragraph" style:parent-style-name="Standard" style:list-style-name="L8">
      <style:paragraph-properties fo:text-align="start" style:justify-single-word="false" style:text-autospace="none"/>
      <style:text-properties style:use-window-font-color="true" style:font-name="Times New Roman"/>
    </style:style>
    <style:style style:name="P30" style:family="paragraph" style:parent-style-name="Standard" style:list-style-name="L9">
      <style:paragraph-properties fo:text-align="start" style:justify-single-word="false" style:text-autospace="none"/>
      <style:text-properties fo:color="#ff0000" style:font-name="Arial1" fo:font-size="12pt" style:font-name-asian="Arial1" style:font-size-asian="12pt" style:font-name-complex="Arial1" style:font-size-complex="12pt"/>
    </style:style>
    <style:style style:name="P31" style:family="paragraph" style:parent-style-name="Standard">
      <style:paragraph-properties fo:text-align="start" style:justify-single-word="false" style:text-autospace="none"/>
      <style:text-properties fo:color="#ff0000" style:font-name="Arial1" fo:font-size="12pt" style:font-name-asian="Arial1" style:font-size-asian="12pt" style:font-name-complex="Arial1" style:font-size-complex="12pt"/>
    </style:style>
    <style:style style:name="P32" style:family="paragraph" style:parent-style-name="Standard">
      <style:paragraph-properties fo:text-align="start" style:justify-single-word="false" style:text-autospace="none"/>
      <style:text-properties fo:color="#ff0000" style:font-name="Arial1" fo:font-size="10pt" style:font-name-asian="Arial1" style:font-size-asian="10pt" style:font-name-complex="Arial1" style:font-size-complex="10pt"/>
    </style:style>
    <style:style style:name="P33" style:family="paragraph" style:parent-style-name="Standard" style:list-style-name="L9">
      <style:paragraph-properties fo:text-align="start" style:justify-single-word="false" style:text-autospace="none"/>
    </style:style>
    <style:style style:name="P34" style:family="paragraph" style:parent-style-name="Standard" style:list-style-name="L10">
      <style:paragraph-properties fo:text-align="start" style:justify-single-word="false" style:text-autospace="none"/>
    </style:style>
    <style:style style:name="P35" style:family="paragraph" style:parent-style-name="Standard" style:list-style-name="L12">
      <style:paragraph-properties fo:text-align="start" style:justify-single-word="false" style:text-autospace="none"/>
    </style:style>
    <style:style style:name="P36" style:family="paragraph" style:parent-style-name="Standard" style:list-style-name="L14">
      <style:paragraph-properties fo:text-align="start" style:justify-single-word="false" style:text-autospace="none"/>
    </style:style>
    <style:style style:name="P37" style:family="paragraph" style:parent-style-name="Standard" style:list-style-name="L11">
      <style:paragraph-properties style:text-autospace="none"/>
    </style:style>
    <style:style style:name="P38" style:family="paragraph" style:parent-style-name="Heading_20_1">
      <style:paragraph-properties fo:text-align="start" style:justify-single-word="false"/>
    </style:style>
    <style:style style:name="P39" style:family="paragraph" style:parent-style-name="Heading_20_1">
      <style:paragraph-properties fo:text-align="center" style:justify-single-word="false"/>
      <style:text-properties fo:font-size="48pt" style:font-size-asian="48pt" style:font-size-complex="48pt"/>
    </style:style>
    <style:style style:name="P40" style:family="paragraph" style:parent-style-name="Heading_20_2">
      <style:text-properties fo:color="#ff0000"/>
    </style:style>
    <style:style style:name="P41" style:family="paragraph" style:parent-style-name="Heading_20_2">
      <style:text-properties style:use-window-font-color="true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fo:color="#000000"/>
    </style:style>
    <style:style style:name="P44" style:family="paragraph" style:parent-style-name="Heading_20_2">
      <style:paragraph-properties fo:break-before="page"/>
      <style:text-properties fo:color="#ff0000"/>
    </style:style>
    <style:style style:name="P45" style:family="paragraph" style:parent-style-name="Heading_20_2">
      <style:paragraph-properties fo:break-before="page"/>
      <style:text-properties style:use-window-font-color="true"/>
    </style:style>
    <style:style style:name="P46" style:family="paragraph" style:parent-style-name="Heading_20_3">
      <style:text-properties style:use-window-font-color="true"/>
    </style:style>
    <style:style style:name="P47" style:family="paragraph" style:parent-style-name="Heading_20_3"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P48" style:family="paragraph" style:parent-style-name="Heading_20_3">
      <style:text-properties fo:color="#000000"/>
    </style:style>
    <style:style style:name="P49" style:family="paragraph" style:parent-style-name="Heading_20_3">
      <style:text-properties fo:color="#ff0000"/>
    </style:style>
    <style:style style:name="P50" style:family="paragraph" style:parent-style-name="Heading_20_3">
      <style:text-properties fo:color="#ff0000" fo:font-size="14pt" fo:font-weight="bold" style:font-size-asian="14pt" style:font-weight-asian="bold" style:font-size-complex="14pt" style:font-weight-complex="bold"/>
    </style:style>
    <style:style style:name="P51" style:family="paragraph" style:parent-style-name="Heading_20_3">
      <style:text-properties fo:color="#ff0000" fo:font-size="14pt" style:font-size-asian="14pt" style:font-size-complex="14pt"/>
    </style:style>
    <style:style style:name="P52" style:family="paragraph" style:parent-style-name="Heading_20_4">
      <style:text-properties fo:color="#ff0000"/>
    </style:style>
    <style:style style:name="P53" style:family="paragraph" style:parent-style-name="Heading_20_4">
      <style:text-properties style:use-window-font-color="true"/>
    </style:style>
    <style:style style:name="T1" style:family="text">
      <style:text-properties style:font-name="Arial1" fo:font-size="12pt" style:font-name-asian="Arial1" style:font-size-asian="12pt" style:font-name-complex="Arial1" style:font-size-complex="12pt"/>
    </style:style>
    <style:style style:name="T2" style:family="text"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3" style:family="tex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4" style:family="text">
      <style:text-properties style:font-name="Symbol"/>
    </style:style>
    <style:style style:name="T5" style:family="text">
      <style:text-properties style:font-name="Symbol" fo:font-size="12pt" style:font-name-asian="Symbol" style:font-size-asian="12pt" style:font-name-complex="Symbol" style:font-size-complex="12pt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style:font-name-asian="Symbol" style:font-size-asian="12pt" style:font-name-complex="Symbol" style:font-size-complex="12pt"/>
    </style:style>
    <style:style style:name="T10" style:family="text">
      <style:text-properties style:font-name="Times New Roman" fo:font-size="12pt" style:font-name-asian="Symbol" style:font-size-asian="12pt" style:font-name-complex="Symbol" style:font-size-complex="12pt"/>
    </style:style>
    <style:style style:name="T11" style:family="text">
      <style:text-properties fo:color="#ff0000" style:font-name="Arial1" fo:font-size="12pt" style:font-name-asian="Arial1" style:font-size-asian="12pt" style:font-name-complex="Arial1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T15" style:family="text"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T16" style:family="text">
      <style:text-properties style:use-window-font-color="true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7" style:family="text">
      <style:text-properties style:use-window-font-color="true" style:font-name="Symbol" fo:font-size="10pt" style:font-name-asian="Symbol" style:font-size-asian="10pt" style:font-name-complex="Symbol" style:font-size-complex="10pt"/>
    </style:style>
    <style:style style:name="T18" style:family="text">
      <style:text-properties style:use-window-font-color="true" style:font-name="Times New Roman" fo:font-size="12pt" style:font-name-asian="Arial1" style:font-size-asian="12pt" style:font-name-complex="Arial1" style:font-size-complex="12pt"/>
    </style:style>
    <style:style style:name="T19" style:family="text">
      <style:text-properties style:use-window-font-color="true" fo:font-size="10pt" style:font-name-asian="Symbol" style:font-size-asian="10pt" style:font-name-complex="Symbol" style:font-size-complex="10pt"/>
    </style:style>
    <style:style style:name="T20" style:family="text">
      <style:text-properties fo:font-size="10pt"/>
    </style:style>
    <style:style style:name="T21" style:family="text">
      <style:text-properties style:font-size-asian="10pt"/>
    </style:style>
    <style:style style:name="T22" style:family="text">
      <style:text-properties style:font-size-complex="10pt"/>
    </style:style>
    <style:style style:name="T23" style:family="text">
      <style:text-properties style:font-name-asian="Symbol"/>
    </style:style>
    <style:style style:name="T24" style:family="text">
      <style:text-properties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/>
      <text:h text:style-name="P38" text:outline-level="1"/>
      <text:h text:style-name="P39" text:outline-level="1">Pflichtenheft</text:h>
      <text:p text:style-name="P17"/>
      <text:p text:style-name="P3"><text:tab/>Stand: 10.06.2011</text:p>
      <text:p text:style-name="P3"/>
      <text:p text:style-name="P8">[TODO] Tag beachten!</text:p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6">Inhaltsverzeichnis</text:p>
          </text:index-title>
          <text:p text:style-name="P18">Pflichtenheft<text:tab/>1</text:p>
          <text:p text:style-name="P19">1: Zielbestimmung<text:tab/>3</text:p>
          <text:p text:style-name="P20">1.1: Produktvision<text:tab/>3</text:p>
          <text:p text:style-name="P20">1.2: Muss Kriterien<text:tab/>3</text:p>
          <text:p text:style-name="P20">1.3: Wunschkriterien<text:tab/>3</text:p>
          <text:p text:style-name="P20">1.4: Abgrenzungskriterien<text:tab/>4</text:p>
          <text:p text:style-name="P19">2: Produkt-Einsatz<text:tab/>5</text:p>
          <text:p text:style-name="P20">2.1: Anwendungsbereich: Plattformen, Darstellung auf Endgeräten<text:tab/>5</text:p>
          <text:p text:style-name="P20">2.2: Anwender der Software, Schulung und Dokumentation<text:tab/>5</text:p>
          <text:p text:style-name="P20">2.3: Ausfallsicherheit, Beaufsichtigung<text:tab/>6</text:p>
          <text:p text:style-name="P20">2.4: Sicherheit, Datenschutz, gesetzliche Vorgaben (auch zu<text:tab/>6</text:p>
          <text:p text:style-name="P19">3: Umgebung<text:tab/>7</text:p>
          <text:p text:style-name="P20">3.1: Software<text:tab/>7</text:p>
          <text:p text:style-name="P20">3.2: Hardware<text:tab/>7</text:p>
          <text:p text:style-name="P20">3.3: Orgware<text:tab/>7</text:p>
          <text:p text:style-name="P19">4: Produkt-Funktionen<text:tab/>8</text:p>
          <text:p text:style-name="P20">4.1: Allgemein<text:tab/>8</text:p>
          <text:p text:style-name="P20">4.2: Erstellung der Software<text:tab/>8</text:p>
          <text:p text:style-name="P19">5: Produktdaten<text:tab/>9</text:p>
          <text:p text:style-name="P20">5.1: Auswertungen<text:tab/>9</text:p>
          <text:p text:style-name="P19">6: Produkt-Leistungen<text:tab/>9</text:p>
          <text:p text:style-name="P20">6.1: Performance<text:tab/>9</text:p>
          <text:p text:style-name="P20">6.2: Zuverlässigkeit<text:tab/>9</text:p>
          <text:p text:style-name="P20">6.3: Datenumfang<text:tab/>9</text:p>
          <text:p text:style-name="P20">6.4: Gütekriterium<text:tab/>9</text:p>
          <text:p text:style-name="P19">7: Benutzungsoberfläche<text:tab/>10</text:p>
          <text:p text:style-name="P19">8: Qualitäts-Zielbestimmung<text:tab/>10</text:p>
          <text:p text:style-name="P19">9: Globale Testszenarien / Testfälle<text:tab/>11</text:p>
          <text:p text:style-name="P20">9.1: Nutzer-Tests<text:tab/>11</text:p>
          <text:p text:style-name="P19">10: Entwicklungsumgebung<text:tab/>11</text:p>
          <text:p text:style-name="P20">10.1: Software<text:tab/>11</text:p>
          <text:p text:style-name="P20">10.2: Hardware<text:tab/>11</text:p>
          <text:p text:style-name="P20">10.3: Orgware<text:tab/>12</text:p>
          <text:p text:style-name="P19">11: Anhang<text:tab/>13</text:p>
          <text:p text:style-name="P20">11.1: Annahmen<text:tab/>13</text:p>
          <text:p text:style-name="P20">11.2: Glossar<text:tab/>13</text:p>
        </text:index-body>
      </text:table-of-content>
      <text:p text:style-name="P3"/>
      <text:h text:style-name="P42" text:outline-level="2">Zielbestimmung</text:h>
      <text:h text:style-name="Heading_20_3" text:outline-level="3">Produktvision</text:h>
      <text:p text:style-name="Standard">Ziel des Projekts ist ein professionelle und komfortable Verwaltung für</text:p>
      <text:p text:style-name="Standard">den Trainingsraum zu erstellen, der sowohl für die TR Aufsicht als</text:p>
      <text:p text:style-name="Standard">auch für den TR Administrator umfangreiche Funktionen zu Verfügung stellt.</text:p>
      <text:h text:style-name="Heading_20_3" text:outline-level="3">Muss Kriterien</text:h>
      <text:h text:style-name="Heading_20_4" text:outline-level="4">Erfassung von Aufenthalten</text:h>
      <text:p text:style-name="Standard">Die Erfassung (Identifizierung) der Schüler, auch bei unterschiedlichen Vor- /Nachnamen, muss reibungslos erfolgen und entsprechend gespeichert werden.</text:p>
      <text:p text:style-name="Standard">Die Anzahl der Besuche, in einem entsprechendem Zeitraum, muss ebenfalls dabei berücksichtigt werden, da sich daraus andere Folgebedingungen ergeben.</text:p>
      <text:h text:style-name="Heading_20_4" text:outline-level="4">Auswertung der Aufenthalte</text:h>
      <text:p text:style-name="Standard">Die Aufenthalte müssen entsprechend der Vorgabe verarbeitet werden können,<text:line-break/>damit die sich daraus ergebenen Nachbedingungen erfüllt werden können.</text:p>
      <text:h text:style-name="Heading_20_4" text:outline-level="4">Verwaltungsfunktionen</text:h>
      <text:p text:style-name="Standard">In der Verwaltung muss es möglich sein verschiedenen Operationen durchzuführen:</text:p>
      <text:list xml:id="list37363570" text:style-name="L1">
        <text:list-item>
          <text:p text:style-name="P21">Einen Klassenwechsel</text:p>
        </text:list-item>
      </text:list>
      <text:list xml:id="list37344101" text:style-name="L2">
        <text:list-item>
          <text:p text:style-name="P22">Löschung von falschen Einträgen</text:p>
        </text:list-item>
        <text:list-item>
          <text:p text:style-name="P22">Änderung von fehlerhaften Einträgen</text:p>
        </text:list-item>
        <text:list-item>
          <text:p text:style-name="P22">Import / Export</text:p>
        </text:list-item>
        <text:list-item>
          <text:p text:style-name="P22">Vorgaben für die Aufenthalte</text:p>
          <text:list>
            <text:list-item>
              <text:p text:style-name="P22">Verjährungsfristen</text:p>
            </text:list-item>
          </text:list>
        </text:list-item>
      </text:list>
      <text:h text:style-name="Heading_20_3" text:outline-level="3">Wunschkriterien</text:h>
      <text:p text:style-name="Standard">Die Umsetzung der aufgeführten Wunschkriterien wird in Abhängigkeit der</text:p>
      <text:p text:style-name="Standard">zeitlichen Möglichkeiten im Verlaufe des Projektes entschieden.</text:p>
      <text:h text:style-name="Heading_20_4" text:outline-level="4">Bestätigung der Aufenthalte</text:h>
      <text:p text:style-name="Standard">Nach dem Eintragen der Aufenthalte solle diese durch einen Administrator bestätigt werden, um Fehleingaben zu vermeiden.</text:p>
      <text:h text:style-name="Heading_20_4" text:outline-level="4">Statistik der Aufenthalte</text:h>
      <text:p text:style-name="Standard">Da die Auswertung nur entsprechend der Vorgabe aufgelistet wird,<text:line-break/>soll die Statistik eine von der Vorgabe unabhängige Darstellung bieten.</text:p>
      <text:h text:style-name="Heading_20_4" text:outline-level="4"><text:soft-page-break/>Druckfunktion</text:h>
      <text:p text:style-name="Standard">Eine einfache Möglichkeit die nötigen Dokumente / Schreiben direkt aus dem Programm zu erstellen, um mögliche Fehler bei dem manuellem ausfüllen der Vorlage zu vermeiden sowie um die Lesbarkeit zu verbessern.</text:p>
      <text:h text:style-name="Heading_20_4" text:outline-level="4">Benutzer / Administrativer Modus</text:h>
      <text:p text:style-name="Standard">Diesem beiden Programm Modi sollen die Bedienbarkeit erleichtern und die Zugriffsrechte steuern, sodass ein normaler User, auch durch versehentliche Änderungen, keinen Schaden anrichten kann.</text:p>
      <text:h text:style-name="Heading_20_4" text:outline-level="4">Verwaltungsfunktionen (Zusatz)</text:h>
      <text:list xml:id="list37350359" text:style-name="L3">
        <text:list-item>
          <text:list>
            <text:list-item>
              <text:p text:style-name="P23">Bestätigung von Erfassten Aufträgen</text:p>
            </text:list-item>
          </text:list>
        </text:list-item>
      </text:list>
      <text:h text:style-name="Heading_20_4" text:outline-level="4">GUI</text:h>
      <text:p text:style-name="Standard">Anpassungen um eine ansprechende, kundenspezifische Optik zu gewährleisten.</text:p>
      <text:h text:style-name="Heading_20_4" text:outline-level="4">Hilfe</text:h>
      <text:p text:style-name="Standard">Eine umfassende Hilfe, sowohl für den User Zugriff als auch für den Administrativen Zugriff, erhöht die Benutzerfreundlichkeit erheblich.</text:p>
      <text:h text:style-name="Heading_20_3" text:outline-level="3">Abgrenzungskriterien</text:h>
      <text:h text:style-name="Heading_20_4" text:outline-level="4">Schulungen</text:h>
      <text:p text:style-name="Standard">Sowohl der Auftraggeberin als auch den Benutzern werden keine Schulungen</text:p>
      <text:p text:style-name="Standard">angeboten. Umfassende Hilfe für den Umgang mit der Software wird die</text:p>
      <text:p text:style-name="Standard">Dokumentation bereitstellen.</text:p>
      <text:h text:style-name="Heading_20_4" text:outline-level="4">Wartung</text:h>
      <text:p text:style-name="Standard">Bei erfolgreichem Projektabschluss wird eine längere Zusammenarbeit</text:p>
      <text:p text:style-name="Standard">generell nicht abgelehnt, aber größere Wartungsarbeiten sind nicht zu erwarten.</text:p>
      <text:h text:style-name="P42" text:outline-level="2">Produkt-Einsatz</text:h>
      <text:h text:style-name="Heading_20_3" text:outline-level="3">Anwendungsbereich: Plattformen, Darstellung auf Endgeräten</text:h>
      <text:list xml:id="list37347159" text:style-name="L4">
        <text:list-item>
          <text:p text:style-name="P24">Die Software wird darauf angepasst unter Windows XP <text:line-break/>mit der Auflösung von 1024x768 zu arbeiten.</text:p>
        </text:list-item>
        <text:list-item>
          <text:p text:style-name="P24">Die Anwendung ist nur auf dem lokal verfügbarem Rechner installiert und erreichbar.</text:p>
        </text:list-item>
      </text:list>
      <text:h text:style-name="P46" text:outline-level="3">Anwender der Software, Schulung und <text:span text:style-name="T3">Dokumentation</text:span></text:h>
      <text:list xml:id="list37483209" text:continue-numbering="true" text:style-name="L4">
        <text:list-item>
          <text:p text:style-name="P24">Voraussichtlich wird die Software nur von der Aufsicht des TRs verwendet</text:p>
        </text:list-item>
        <text:list-item>
          <text:p text:style-name="P24">Es werden keine besonderen EDV-Kenntnisse vorausgesetzt, da es keine sehr komplexen Handlungen der Software geben wird.</text:p>
        </text:list-item>
        <text:list-item>
          <text:p text:style-name="P24">Schulungen, Dokumentation und Online-Hilfen für Frontend-User sind nicht vorhanden und werden nicht von uns realisiert.</text:p>
        </text:list-item>
      </text:list>
      <text:h text:style-name="Heading_20_3" text:outline-level="3"><text:span text:style-name="T14">Ausfallsicherheit, Beaufsichtigung</text:span></text:h>
      <text:p text:style-name="P14">Nach der Abschlusspräsentation werden von uns keine weiteren</text:p>
      <text:p text:style-name="P14">Veränderungen vorgenommen. Es erfolgt keine Wartung durch uns.</text:p>
      <text:h text:style-name="P47" text:outline-level="3">Sicherheit, Datenschutz, gesetzliche Vorgaben<text:line-break/>(auch zu <text:span text:style-name="T12">Inhalten</text:span><text:span text:style-name="T7">)</text:span></text:h>
      <text:list xml:id="list37342460" text:style-name="L6">
        <text:list-item>
          <text:p text:style-name="P28">Für die Sicherheit bzw. Zugangsberechtigung zu den von uns zu implementierenden Datenbank-Funktionalitäten, werden keine zusätzliche Sicherheitsmodule entwickelt. Die Zugangsberechtigungen setzen auf die bereits vorhandenen Funktionalitäten der Datenbank auf.</text:p>
        </text:list-item>
        <text:list-item>
          <text:p text:style-name="P28">Für die Sicherung eigener Arbeiten außerhalb der Software sind wir selbst zuständig.</text:p>
        </text:list-item>
        <text:list-item>
          <text:p text:style-name="P28">Die Sicherung des Rechners wird durch den Auftraggeber durchgeführt.</text:p>
        </text:list-item>
      </text:list>
      <text:p text:style-name="P14"/>
      <text:h text:style-name="P43" text:outline-level="2">Umgebung</text:h>
      <text:h text:style-name="P48" text:outline-level="3">Software</text:h>
      <text:p text:style-name="P13"><text:span text:style-name="T9">Betriebssystem</text:span><text:span text:style-name="T7">: Microsoft Windows XP</text:span></text:p>
      <text:p text:style-name="Standard"><text:span text:style-name="T10">Für den Betrieb der Software</text:span><text:span text:style-name="T7"> ist eine Installation / Update auf Dot-Net Framework 2.0 erforderlich.</text:span></text:p>
      <text:h text:style-name="P46" text:outline-level="3">Hardware</text:h>
      <text:h text:style-name="P53" text:outline-level="4">Benutzer und Administratoren</text:h>
      <text:list xml:id="list37413593" text:style-name="L12">
        <text:list-item>
          <text:p text:style-name="P35">Aktueller Standard-PC mit Drucker</text:p>
        </text:list-item>
      </text:list>
      <text:h text:style-name="P53" text:outline-level="4">Empfohlene Erweiterungen</text:h>
      <text:list xml:id="list37469159" text:continue-numbering="true" text:style-name="L12">
        <text:list-item>
          <text:p text:style-name="P27">512 MB RAM</text:p>
        </text:list-item>
        <text:list-item>
          <text:p text:style-name="P27">Farbdrucker für grafische Auswertungen [TODO]</text:p>
        </text:list-item>
      </text:list>
      <text:h text:style-name="P46" text:outline-level="3">Orgware</text:h>
      <text:h text:style-name="P53" text:outline-level="4">Administratoren</text:h>
      <text:p text:style-name="P25">Administratoren müssen über folgende Fähigkeiten verfügen:</text:p>
      <text:list xml:id="list37363584" text:style-name="L7">
        <text:list-item>
          <text:p text:style-name="P26">Datenschutzrechtliche Grundkenntnisse</text:p>
        </text:list-item>
      </text:list>
      <text:h text:style-name="P53" text:outline-level="4">Benutzer</text:h>
      <text:list xml:id="list37349510" text:style-name="L8">
        <text:list-item>
          <text:p text:style-name="P29">Kann Formulare ausfüllen</text:p>
        </text:list-item>
      </text:list>
      <text:h text:style-name="P53" text:outline-level="4">Schnittstellen</text:h>
      <text:list xml:id="list37378581" text:style-name="L11">
        <text:list-item>
          <text:p text:style-name="P37">I<text:span text:style-name="T15">mport export</text:span></text:p>
        </text:list-item>
      </text:list>
      <text:h text:style-name="P45" text:outline-level="2">Produkt-Funktionen</text:h>
      <text:h text:style-name="P46" text:outline-level="3">Allgemein</text:h>
      <text:p text:style-name="P25">Wesentliche Programmaktionen sowie teilweise Fehler werden nach</text:p>
      <text:p text:style-name="P25">unserem Ermessen in einer Datenbanktabelle geloggt.</text:p>
      <text:h text:style-name="P46" text:outline-level="3">Erstellung der Software</text:h>
      <text:h text:style-name="P53" text:outline-level="4">Integration</text:h>
      <text:p text:style-name="P25">Die im Folgenden beschriebene Funktionalität wird über ein Grafisches-Interface zur Verfügung gestellt. Der Aufruf erfolgt über das Starten des Programms. </text:p>
      <text:p text:style-name="P25">Das Abrufen der einzelnen Funktionen wird durch eine übersichtliche Navigation realisiert.</text:p>
      <text:p text:style-name="P25">Zugriff auf die Funktionalität haben alle autorisierten Benutzer der Software.</text:p>
      <text:p text:style-name="P25"/>
      <text:p text:style-name="P6">Seitenbeschreibungen [TODO]</text:p>
      <text:h text:style-name="P53" text:outline-level="4">Sonstiges</text:h>
      <text:p text:style-name="P25">Registrierte Benutzer haben die Möglichkeit unter ihren persönlichen Einstellungen ihr Passwort zu ändern.</text:p>
      <text:p text:style-name="P25"/>
      <text:h text:style-name="P45" text:outline-level="2">Produktdaten</text:h>
      <text:p text:style-name="P25">Die Daten werden in einer [TODO]-Datenbank gehalten.</text:p>
      <text:p text:style-name="P25"/>
      <text:p text:style-name="P25">Aus Datenschutzgründen wird der Zugriff auf die Datenbank mit einem Passwort versehen.</text:p>
      <text:h text:style-name="P46" text:outline-level="3">Auswertungen</text:h>
      <text:p text:style-name="P25">[TODO]</text:p>
      <text:h text:style-name="P41" text:outline-level="2">Produkt-Leistungen</text:h>
      <text:h text:style-name="P46" text:outline-level="3">Performance</text:h>
      <text:p text:style-name="P25">Die Performance ist gegenüber der Zuverlässigkeit nachrangig.</text:p>
      <text:p text:style-name="P25">[TODO]</text:p>
      <text:h text:style-name="P46" text:outline-level="3">Zuverlässigkeit</text:h>
      <text:p text:style-name="P25">Das System muss in der Lage sein, die seriellen Zugriffe, stabil zu bedienen.</text:p>
      <text:p text:style-name="P25">Die Fehlerquote darf 15% nicht übersteigen.</text:p>
      <text:h text:style-name="P46" text:outline-level="3">Datenumfang</text:h>
      <text:p text:style-name="P25">Der Speicherplatz für Datenbank und Dateien sollte 1024MB nicht überschreiten,<text:line-break/>falls nötig wird Rücksprache mit dem Systemadministrator genommen.</text:p>
      <text:p text:style-name="P25"/>
      <text:h text:style-name="P45" text:outline-level="2">Benutzungsoberfläche</text:h>
      <text:p text:style-name="P25">Die Benutzeroberfläche ist an Windowsstandards angepasst. [TODO]</text:p>
      <text:p text:style-name="P25">Das System wird auf einer menü-orientierten Bedienung aufbauen.</text:p>
      <text:p text:style-name="P25">Mausbedienung wird vorausgesetzt.</text:p>
      <text:h text:style-name="P41" text:outline-level="2">Qualitäts-Zielbestimmung</text:h>
      <text:list xml:id="list37456840" text:style-name="L14">
        <text:list-item>
          <text:p text:style-name="P36"><text:span text:style-name="T16">Die Software kann pro Start mindestens 20 Schüler Erfassen.</text:span></text:p>
        </text:list-item>
        <text:list-item>
          <text:p text:style-name="P36"><text:span text:style-name="T16">Die Daten können Ex- und Importiert werden.</text:span></text:p>
        </text:list-item>
      </text:list>
      <text:h text:style-name="P44" text:outline-level="2">Globale Testszenarien / Testfälle</text:h>
      <text:p text:style-name="P12">Allgemein</text:p>
      <text:p text:style-name="P12"/>
      <text:p text:style-name="P6">Grundsätzlich sind alle Funktionalitäten zu testen.</text:p>
      <text:p text:style-name="P6">Spezielle Testszenarien folgen ab 9.1.</text:p>
      <text:h text:style-name="P49" text:outline-level="3">Nutzer-Tests</text:h>
      <text:h text:style-name="P52" text:outline-level="4">Allgemeine Funktionen</text:h>
      <text:list xml:id="list37349819" text:style-name="L9">
        <text:list-item>
          <text:p text:style-name="P30">Anmelden</text:p>
        </text:list-item>
        <text:list-item>
          <text:p text:style-name="P33">Abmelden</text:p>
        </text:list-item>
        <text:list-item>
          <text:p text:style-name="P33">TR Besuch eintragen</text:p>
        </text:list-item>
        <text:list-item>
          <text:p text:style-name="P33">Dokumente drucken</text:p>
        </text:list-item>
      </text:list>
      <text:h text:style-name="P52" text:outline-level="4">Administrator-Funktionen</text:h>
      <text:list xml:id="list37336968" text:style-name="L10">
        <text:list-item>
          <text:p text:style-name="P34"><text:span text:style-name="T11">TR Besuch </text:span>bestätigen / ablehnen</text:p>
        </text:list-item>
        <text:list-item>
          <text:p text:style-name="P34">Verjährungsfristen ändern</text:p>
        </text:list-item>
        <text:list-item>
          <text:p text:style-name="P34">Einträge ändern / löschen</text:p>
        </text:list-item>
      </text:list>
      <text:h text:style-name="Heading_20_2" text:outline-level="2">Entwicklungsumgebung</text:h>
      <text:p text:style-name="P6">Gleicht im wesentlichen der Produktumgebung unter 3.</text:p>
      <text:p text:style-name="P6">Hier nur einige Explizierungen/Erweiterungen.</text:p>
      <text:h text:style-name="P50" text:outline-level="3">Software</text:h>
      <text:p text:style-name="P4"><text:span text:style-name="T5">· </text:span><text:span text:style-name="T7">Auf dem Zielsystem muss bereits während der Entwicklung die in 3.1.1</text:span></text:p>
      <text:p text:style-name="P6">genannte Software installiert und verfügbar sein. Dies sicherzustellen</text:p>
      <text:p text:style-name="P6">obliegt dem Auftraggeber.</text:p>
      <text:p text:style-name="P4"><text:span text:style-name="T5">· </text:span><text:span text:style-name="T7">Clientseitige MSS-Funktionen werden auf den Rechnern der Entwickler</text:span></text:p>
      <text:p text:style-name="P6">getestet und dem Auftraggeber nach jeweiliger Fertigstellung zum Test</text:p>
      <text:p text:style-name="P6">übersandt.</text:p>
      <text:p text:style-name="P4"><text:span text:style-name="T5">· </text:span><text:span text:style-name="T7">Die Entwicklung erfolgt mittels Eclipse. Eine Installation auf dem Rechner</text:span></text:p>
      <text:p text:style-name="P6">den Auftraggebers ist nicht erforderlich.</text:p>
      <text:h text:style-name="P50" text:outline-level="3">Hardware</text:h>
      <text:p text:style-name="P4"><text:span text:style-name="T5">· </text:span><text:span text:style-name="T7">Es wird ausschließlich der Server (IP 134.95.8.105) des Auftragsgebers als</text:span></text:p>
      <text:p text:style-name="P6">Test und Entwicklungsmaschine für serverseitige Implementierungen</text:p>
      <text:p text:style-name="P6">genutzt.</text:p>
      <text:p text:style-name="P4"><text:span text:style-name="T5">· </text:span><text:span text:style-name="T7">Die Bereitstellung und Sicherstellung der Verfügbarkeit des Servers obliegt</text:span></text:p>
      <text:p text:style-name="P6">dem Auftraggeber.</text:p>
      <text:p text:style-name="P4"><text:span text:style-name="T5">· </text:span><text:span text:style-name="T7">Clientseitige Applikationen werden auf den Rechnern der Entwicklern</text:span></text:p>
      <text:p text:style-name="P6"><text:soft-page-break/>entwickelt und getestet.</text:p>
      <text:h text:style-name="P50" text:outline-level="3">Orgware</text:h>
      <text:p text:style-name="P4"><text:span text:style-name="T5">· </text:span><text:span text:style-name="T7">Gruppen-Kommunikation hauptsächlich per Email</text:span></text:p>
      <text:p text:style-name="P4"><text:span text:style-name="T6">· </text:span><text:span text:style-name="T7">Regelmäßige Information des Auftraggebers über die Entwicklungsprozesse</text:span></text:p>
      <text:p text:style-name="P4"><text:span text:style-name="T7"/></text:p>
      <text:h text:style-name="P40" text:outline-level="2">Anhang</text:h>
      <text:h text:style-name="P51" text:outline-level="3">Annahmen</text:h>
      <text:p text:style-name="P6">Der Basis-Webshop soll spätestens bis Ende der 17. Kalenderwoche zur</text:p>
      <text:p text:style-name="P6">Verfügung stehen.</text:p>
      <text:p text:style-name="P6">Frau Inhalt und eine Systemadministratorin haben beide unbeschränkten</text:p>
      <text:p text:style-name="P6">Zugriff auf sämtliche MSS-Funktionen.</text:p>
      <text:h text:style-name="P51" text:outline-level="3">Glossar</text:h>
      <text:p text:style-name="P4"><text:span text:style-name="T8">Administrator: </text:span><text:span text:style-name="T7">Frau Inhalt oder ihre Systemadministratorin</text:span></text:p>
      <text:p text:style-name="P4"><text:span text:style-name="T8">Annotationen: </text:span><text:span text:style-name="T7">Von Kunden verfasste Kommentare zu im Shop</text:span></text:p>
      <text:p text:style-name="P6">vorhandenen Artikeln</text:p>
      <text:p text:style-name="P4"><text:span text:style-name="T8">Auftraggeber: </text:span><text:span text:style-name="T7">Frau Inhalt</text:span></text:p>
      <text:p text:style-name="P4"><text:span text:style-name="T8">Blog: </text:span><text:span text:style-name="T7">Webseite, die periodisch neue Einträge enthält</text:span></text:p>
      <text:p text:style-name="P6">(= Weblog)</text:p>
      <text:p text:style-name="P4"><text:span text:style-name="T8">Bookmarklisten: </text:span><text:span text:style-name="T7">Von Kunden angelegte Listen von Artikeln, die der</text:span></text:p>
      <text:p text:style-name="P6">Kunde als zusammengehörig erachtet</text:p>
      <text:p text:style-name="P4"><text:span text:style-name="T8">Buchbesprechungen: </text:span><text:span text:style-name="T7">Aus externen Quellen durch Web-Mining</text:span></text:p>
      <text:p text:style-name="P6">eingebundene Kommentare</text:p>
      <text:p text:style-name="P4"><text:span text:style-name="T8">Cross-Selling: </text:span><text:span text:style-name="T7">Verkauf von Artikeln, die den bereits ausgewählten</text:span></text:p>
      <text:p text:style-name="P6">Artikel ergänzen</text:p>
      <text:p text:style-name="P4"><text:span text:style-name="T8">Data-Mining: </text:span><text:span text:style-name="T7">Systematisches Entdecken und Extrahieren,</text:span></text:p>
      <text:p text:style-name="P6">automatisches Auswerten zur Erkennung von</text:p>
      <text:p text:style-name="P6">Mustern. Hier aus den Daten aus dem Shop, den</text:p>
      <text:p text:style-name="P6">Transaktionsdaten und der eigenen Datenbank</text:p>
      <text:p text:style-name="P4"><text:span text:style-name="T8">Empfehlungen: </text:span><text:span text:style-name="T7">Durch Algorithmen generierte Liste von Artikeln, die</text:span></text:p>
      <text:p text:style-name="P6">als ähnlich oder interessant eingestuft werden. Diese</text:p>
      <text:p text:style-name="P6">stammen aus WebServices und den eigenen</text:p>
      <text:p text:style-name="P6">Transaktionsdaten.</text:p>
      <text:p text:style-name="P4"><text:span text:style-name="T8">Empfehlungsstärke: </text:span><text:span text:style-name="T7">Bewertung der gesamten Empfehlungen auf einer</text:span></text:p>
      <text:p text:style-name="P6">Skala von 0 bis 1, um ein Ranking der Empfehlungen</text:p>
      <text:p text:style-name="P6">und die Nutzung eines Schwellenwerts zu</text:p>
      <text:p text:style-name="P6">ermöglichen</text:p>
      <text:p text:style-name="P4"><text:span text:style-name="T8">Ko-Okurrenzen: </text:span><text:span text:style-name="T7">Gleichzeitiges Auftreten eines Artikels in einem</text:span></text:p>
      <text:p text:style-name="P6">bestimmten Zusammenhang (Kauf, Bookmarkliste</text:p>
      <text:p text:style-name="P6">etc.)</text:p>
      <text:p text:style-name="P4"><text:soft-page-break/><text:span text:style-name="T8">Kunde: </text:span><text:span text:style-name="T7">Nutzer des WebShops (Interessenten und Käufer)</text:span></text:p>
      <text:p text:style-name="P4"><text:span text:style-name="T8">RSS-Feeds: </text:span><text:span text:style-name="T7">XML-Dateien, die nur den Inhalt einer Webseite</text:span></text:p>
      <text:p text:style-name="P6">enthalten, keinerlei Layout oder Design</text:p>
      <text:p text:style-name="P4"><text:span text:style-name="T8">Teaser: </text:span><text:span text:style-name="T7">Kurze Auszüge aus Artikeln, die neugierig und Lust</text:span></text:p>
      <text:p text:style-name="P6">auf mehr machen sollen</text:p>
      <text:p text:style-name="P4"><text:span text:style-name="T8">Top-Kunden: </text:span><text:span text:style-name="T7">Kunden, die in einem variabel bestimmbaren oder</text:span></text:p>
      <text:p text:style-name="P6">gegebenen Zeitraum den meisten Umsatz gemacht</text:p>
      <text:p text:style-name="P6">haben</text:p>
      <text:p text:style-name="P4"><text:span text:style-name="T8">Top-Seller: </text:span><text:span text:style-name="T7">Über einen überdurchschnittlichen Absatz oder</text:span></text:p>
      <text:p text:style-name="P6">Umsatz von anderen Artikeln abgegrenzter Artikel</text:p>
      <text:p text:style-name="P11"><text:span text:style-name="T2">Top-Themen: </text:span><text:span text:style-name="T1">Kategorien von Artikeln, die in einem variabel</text:span></text:p>
      <text:p text:style-name="P15">bestimmbaren oder gegebenen Zeitraum am</text:p>
      <text:p text:style-name="P6">häufigsten verkauft wurden</text:p>
      <text:p text:style-name="P4"><text:span text:style-name="T8">Web-Mining: </text:span><text:span text:style-name="T7">Systematisches Entdecken und Extrahieren,</text:span></text:p>
      <text:p text:style-name="P6">automatisches Auswerten zur Erkennung von Mustern</text:p>
      <text:p text:style-name="P6">aus dem Internet</text:p>
      <text:p text:style-name="P4"><text:span text:style-name="T8">Wiederumschlagszeit: </text:span><text:span text:style-name="T7">Verteilung der Zeiten bis von einem verkauften Buch</text:span></text:p>
      <text:p text:style-name="P6">das nächste verkauft wird</text:p>
      <text:p text:style-name="P6">Wiki: Seitensammlungen im Internet, die von Usern gelesen</text:p>
      <text:p text:style-name="P6">und online geändert werden können</text:p>
      <text:p text:style-name="P4"><text:span text:style-name="T8">Up-Selling: </text:span><text:span text:style-name="T7">Verkauf von Artikeln, die dem bereits ausgewählten</text:span></text:p>
      <text:p text:style-name="P6">Artikel ähnlich aber hochwertiger und teurer sind und</text:p>
      <text:p text:style-name="P7">somit höheren Umsatz bri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ymbol" svg:font-family="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: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: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: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rojektgruppe:<text:tab/><text:tab/><text:date style:data-style-name="N37" text:date-value="2011-06-10T11:39:22.86" text:fixed="true">10.06.11</text:date></text:p>
        <text:p text:style-name="MP1"><draw:frame draw:style-name="Mfr1" draw:name="Grafik1" text:anchor-type="paragraph" svg:x="-0.007cm" svg:y="0.064cm" svg:width="3.085cm" svg:height="1.371cm" draw:z-index="12"><draw:image xlink:href="Pictures/2000000700001305000008959C94E946.svm" xlink:type="simple" xlink:show="embed" xlink:actuate="onLoad"/></draw:frame>Pflichtenheft</text:p>
        <text:p text:style-name="MP1">Projekt: T R V</text:p>
        <text:p text:style-name="MP1">(Trainings Raum Verwaltung)</text:p>
      </style:header>
      <style:footer>
        <text:p text:style-name="MP2">Seite: <text:page-number text:select-page="current">13</text:page-number> von 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G. Böning</meta:initial-creator>
    <meta:creation-date>2011-06-10T11:17:28.81</meta:creation-date>
    <dc:date>2011-06-12T17:35:18.14</dc:date>
    <dc:creator>Jack McClay</dc:creator>
    <meta:editing-duration>PT7H56M40S</meta:editing-duration>
    <meta:editing-cycles>8</meta:editing-cycles>
    <meta:generator>OpenOffice.org/3.3$Win32 OpenOffice.org_project/330m20$Build-9567</meta:generator>
    <meta:document-statistic meta:table-count="0" meta:image-count="1" meta:object-count="0" meta:page-count="13" meta:paragraph-count="249" meta:word-count="1416" meta:character-count="10800"/>
  </office:meta>
</office:document-meta>
</file>